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fo:min-height="3.256cm"/>
    </style:style>
    <style:style style:name="pr2" style:family="presentation" style:parent-style-name="keyboard-subtitle">
      <style:graphic-properties draw:fill-color="#ffffff" fo:min-height="13.61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draw:auto-grow-height="true" fo:min-height="3.507cm"/>
    </style:style>
    <style:style style:name="pr5" style:family="presentation" style:parent-style-name="keyboard-outline1">
      <style:graphic-properties fo:min-height="13.61cm"/>
    </style:style>
    <style:style style:name="pr6" style:family="presentation" style:parent-style-name="keyboard-notes">
      <style:graphic-properties draw:fill-color="#ffffff" fo:min-height="13.114cm"/>
    </style:style>
    <style:style style:name="pr7" style:family="presentation" style:parent-style-name="keyboard-outline1">
      <style:graphic-properties fo:min-height="15.092cm"/>
    </style:style>
    <style:style style:name="pr8" style:family="presentation" style:parent-style-name="keyboard-subtitle">
      <style:graphic-properties draw:fill-color="#ffffff" draw:auto-grow-height="true" fo:min-height="13.861cm"/>
    </style:style>
    <style:style style:name="P1" style:family="paragraph">
      <style:text-properties fo:font-size="20pt"/>
    </style:style>
    <style:style style:name="P2" style:family="paragraph">
      <style:paragraph-properties fo:line-height="100%">
        <style:tab-stops/>
      </style:paragraph-properties>
    </style:style>
    <style:style style:name="P3" style:family="paragraph">
      <style:paragraph-properties fo:line-height="100%">
        <style:tab-stops/>
      </style:paragraph-properties>
      <style:text-properties fo:font-size="14pt" fo:letter-spacing="normal" style:font-size-asian="14pt" style:font-size-complex="14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Bitstream Vera Sans Mono'" style:font-family-generic="swiss" style:font-pitch="fixed"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style:text-properties fo:font-family="'Bitstream Vera Sans Mono'" style:font-family-generic="swiss" style:font-pitch="fixed" fo:font-size="18pt" style:font-size-asian="18pt" style:font-size-complex="1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Bitstream Vera Sans Mono'" style:font-family-generic="swiss" style:font-pitch="fixed" fo:font-size="14pt" fo:letter-spacing="normal" style:font-size-asian="14pt" style:font-size-complex="14pt"/>
    </style:style>
    <style:style style:name="T6" style:family="text">
      <style:text-properties fo:font-family="'Bitstream Vera Sans Mono'" style:font-family-generic="swiss" style:font-pitch="fixed" fo:font-size="14pt" fo:letter-spacing="normal" fo:font-weight="bold" style:font-size-asian="14pt" style:font-weight-asian="bold" style:font-size-complex="14pt" style:font-weight-complex="bold"/>
    </style:style>
    <style:style style:name="T7" style:family="text">
      <style:text-properties fo:font-size="14pt" fo:letter-spacing="normal" style:font-size-asian="14pt" style:font-size-complex="14pt"/>
    </style:style>
    <style:style style:name="T8" style:family="text">
      <style:text-properties fo:font-family="'Bitstream Vera Sans Mono'" style:font-family-generic="swiss" style:font-pitch="fixed" fo:font-size="10.5pt" style:font-size-asian="10.5pt" style:font-size-complex="10.5pt"/>
    </style:style>
    <style:style style:name="T9" style:family="text">
      <style:text-properties fo:font-family="'Bitstream Vera Sans Mono'" style:font-family-generic="swiss" style:font-pitch="fixed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family="'Bitstream Vera Sans Mono'" style:font-family-generic="swiss" style:font-pitch="fixed" fo:font-size="9pt" style:font-size-asian="9pt" style:font-size-complex="9pt"/>
    </style:style>
    <style:style style:name="T11" style:family="text">
      <style:text-properties fo:font-family="'Bitstream Vera Sans Mono'" style:font-family-generic="swiss" style:font-pitch="fixed" fo:font-size="10pt" style:font-size-asian="10pt" style:font-size-complex="10pt"/>
    </style:style>
    <style:style style:name="T12" style:family="text">
      <style:text-properties fo:font-family="'Bitstream Vera Sans Mono'" style:font-family-generic="swiss" style:font-pitch="fixed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family="'Bitstream Vera Sans Mono'" style:font-family-generic="swiss" style:font-pitch="fixed"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family="'Bitstream Vera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XenoControl</text:p>
          </draw:text-box>
        </draw:frame>
        <draw:frame presentation:style-name="pr2" draw:layer="layout" svg:width="23cm" svg:height="13.61cm" svg:x="2.5cm" svg:y="6.125cm" presentation:class="subtitle">
          <draw:text-box>
            <text:p>High Availability</text:p>
            <text:p>Management Console</text:p>
            <text:p>For Xen Clusters</text:p>
            <text:p/>
            <text:p>Jérôme Petazzoni &lt;<text:a xlink:href="mailto:jp@enix.fr">jp@enix.fr</text:a>&gt;</text:p>
            <text:p/>
            <text:p>RMLL 2010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Outline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Who ? <text:span text:style-name="T1">(please allow me to introduce myself)</text:span></text:p>
              </text:list-item>
              <text:list-item>
                <text:p>Why ? (goals &amp; purposes)</text:p>
              </text:list-item>
              <text:list-item>
                <text:p>What ? (results &amp; samples)</text:p>
              </text:list-item>
              <text:list-item>
                <text:p>How ? (tools &amp; libraries)</text:p>
              </text:list-item>
              <text:list-item>
                <text:p>XenoControl internals</text:p>
              </text:list-item>
              <text:list-item>
                <text:p>Roadmap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 presentation:user-transformed="true">
          <draw:text-box>
            <text:p>Who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Enix</text:p>
                <text:list>
                  <text:list-item>
                    <text:p>Small hosting company</text:p>
                  </text:list-item>
                  <text:list-item>
                    <text:p>No money to buy expansive hardware</text:p>
                  </text:list-item>
                  <text:list-item>
                    <text:p>We love Open Source</text:p>
                  </text:list-item>
                  <text:list-item>
                    <text:p>Xen hosting since 2004</text:p>
                  </text:list-item>
                  <text:list-item>
                    <text:p>Before Xen : UML (UserMode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 presentation:user-transformed="true">
          <draw:text-box>
            <text:p>Who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SmartJog / TVRadio (TDF group)</text:p>
                <text:list>
                  <text:list-item>
                    <text:p>Part of a big company</text:p>
                  </text:list-item>
                  <text:list-item>
                    <text:p>Have money, but don't want to waste it</text:p>
                  </text:list-item>
                  <text:list-item>
                    <text:p>They love Open Source</text:p>
                  </text:list-item>
                  <text:list-item>
                    <text:p>Streaming, transcoding, etc.</text:p>
                  </text:list-item>
                  <text:list-item>
                    <text:p>Resource usage varies all th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Why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Need something to manage hosts &amp; VM</text:p>
                <text:list>
                  <text:list-item>
                    <text:p>List all VM in realtime</text:p>
                  </text:list-item>
                  <text:list-item>
                    <text:p>List resources usage and availability<text:line-break/>(CPU, RAM, storage, network)</text:p>
                  </text:list-item>
                  <text:list-item>
                    <text:p>Use standard commands &amp; tools<text:line-break/>(xm, <text:span text:style-name="T2">LVM</text:span>, standard Xen config files)</text:p>
                  </text:list-item>
                  <text:list-item>
                    <text:p>Live migration of VM <text:span text:style-name="T3">without SAN</text:span></text:p>
                  </text:list-item>
                  <text:list-item>
                    <text:p><text:span text:style-name="T4">Scriptability (GUI are out of ques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Really, why ?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Existing GUI also lack features</text:p>
              </text:list-item>
              <text:list-item>
                <text:p>Doing parallel SSH on 100+ dom0 is wrong</text:p>
                <text:list>
                  <text:list-item>
                    <text:p>Needs some kind of registry/enumeration</text:p>
                  </text:list-item>
                  <text:list-item>
                    <text:p>Quickly turns into a hacky nightmare</text:p>
                  </text:list-item>
                </text:list>
              </text:list-item>
              <text:list-item>
                <text:p>We want the system to be non intrusive</text:p>
                <text:list>
                  <text:list-item>
                    <text:p>Must be able to plug/unplug XenoControl</text:p>
                  </text:list-item>
                  <text:list-item>
                    <text:p>Zero training to use the system (lazyness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The real killer feature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Live migration of VM with local storage</text:p>
                <text:list>
                  <text:list-item>
                    <text:p>Why live migration ?</text:p>
                    <text:list>
                      <text:list-item>
                        <text:p>Redeploy resources</text:p>
                      </text:list-item>
                      <text:list-item>
                        <text:p>Hardware maintenance</text:p>
                      </text:list-item>
                    </text:list>
                  </text:list-item>
                  <text:list-item>
                    <text:p>Why local storage ?</text:p>
                    <text:list>
                      <text:list-item>
                        <text:p>Excellent performance without requiring high speed network (IB, 10G)</text:p>
                      </text:list-item>
                      <text:list-item>
                        <text:p>Cheap boxes available from misc. makers<text:line-break/>(4U, dual-socket Nehalem, 72GB RAM, <text:line-break/>24x1 TB HDD, less than 10KEU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What <text:line-break/>(Xen requirements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Standard Xen setup</text:p>
              </text:list-item>
              <text:list-item>
                <text:p>VM configuration stored in /etc/xen/auto</text:p>
              </text:list-item>
              <text:list-item>
                <text:p>Uses LVM on a single VG</text:p>
                <text:list>
                  <text:list-item>
                    <text:p>VG naming must be the same everywhere</text:p>
                  </text:list-item>
                </text:list>
              </text:list-item>
              <text:list-item>
                <text:p>Network setup is irrelevant</text:p>
                <text:list>
                  <text:list-item>
                    <text:p>As long as you use standard Xen facilities<text:line-break/>(i.e. /etc/xen/scripts/{vif,network}-*)</text:p>
                  </text:list-item>
                  <text:list-item>
                    <text:p>All dom0 should be on the same Eth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What <text:line-break/>(other requirement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Spread toolkit (more about this later)</text:p>
              </text:list-item>
              <text:list-item>
                <text:p>Python (2.6 and above)</text:p>
              </text:list-item>
              <text:list-item>
                <text:p>DRBD in the dom0 (not needed in domU)<text:line-break/>(but DRBD is not inherent to XenoControl)</text:p>
              </text:list-item>
              <text:list-item>
                <text:p>Linux dom0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What <text:line-break/>(results)</text:p>
          </draw:text-box>
        </draw:frame>
        <draw:frame presentation:style-name="pr7" draw:text-style-name="P3" draw:layer="layout" svg:width="23cm" svg:height="15.092cm" svg:x="2.5cm" svg:y="6cm" presentation:class="outline" presentation:user-transformed="true">
          <draw:text-box>
            <text:p text:style-name="P2"><text:span text:style-name="T5">milky:~# </text:span><text:span text:style-name="T6">xenocontrol vmlist</text:span><text:span text:style-name="T5"><text:line-break/></text:span><text:span text:style-name="T5">Got a reply from #xenhost#xenlab</text:span><text:span text:style-name="T5"><text:line-break/></text:span><text:span text:style-name="T5">Got a reply from #xenhost#andromede</text:span><text:span text:style-name="T5"><text:line-break/></text:span><text:span text:style-name="T5">Got a reply from #xenhost#milky</text:span><text:span text:style-name="T5"><text:line-break/></text:span><text:span text:style-name="T5">Got a reply from #xenhost#medusa</text:span><text:span text:style-name="T5"><text:line-break/></text:span><text:span text:style-name="T5"> <text:s text:c="5"/>host <text:s text:c="17"/>name <text:s/>vcpu <text:s/>memMB <text:s text:c="5"/>power_state</text:span><text:span text:style-name="T5"><text:line-break/></text:span><text:span text:style-name="T5"> andromede <text:s text:c="13"/>Domain-0 <text:s text:c="2"/>16 <text:s text:c="2"/>976 <text:s text:c="9"/>Running</text:span><text:span text:style-name="T5"><text:line-break/></text:span><text:span text:style-name="T5"> andromede <text:s text:c="12"/>enix.kran <text:s text:c="3"/>1 <text:s/>1000 <text:s text:c="9"/>Running</text:span><text:span text:style-name="T5"><text:line-break/></text:span><text:span text:style-name="T5"> andromede <text:s text:c="10"/>zeen.obiwan <text:s text:c="3"/>1 <text:s/>1000 <text:s text:c="9"/>Running</text:span><text:span text:style-name="T5"><text:line-break/></text:span><text:span text:style-name="T5"> <text:s text:c="8"/>… <text:s text:c="20"/>… <text:s text:c="9"/>… <text:s text:c="15"/>… </text:span><text:span text:style-name="T5"><text:line-break/></text:span><text:span text:style-name="T5"> <text:s text:c="3"/>medusa <text:s text:c="13"/>Domain-0 <text:s text:c="3"/>8 <text:s text:c="2"/>976 <text:s text:c="9"/>Running</text:span><text:span text:style-name="T5"><text:line-break/></text:span><text:span text:style-name="T5"> <text:s text:c="3"/>medusa <text:s text:c="8"/>enix.arachnee <text:s text:c="3"/>1 <text:s text:c="2"/>512 <text:s text:c="9"/>Running</text:span><text:span text:style-name="T5"><text:line-break/></text:span><text:span text:style-name="T5"> <text:s text:c="3"/>medusa <text:s text:c="6"/>europnet.bisque <text:s text:c="3"/>1 <text:s text:c="2"/>250 <text:s text:c="9"/>Running</text:span><text:span text:style-name="T5"><text:line-break/></text:span><text:span text:style-name="T5"> <text:s text:c="8"/>… <text:s text:c="20"/>… <text:s text:c="9"/>… <text:s text:c="15"/>… </text:span><text:span text:style-name="T5"><text:line-break/></text:span><text:span text:style-name="T5"> <text:s text:c="4"/>milky <text:s text:c="13"/>Domain-0 <text:s text:c="2"/>16 <text:s text:c="2"/>976 <text:s text:c="9"/>Running</text:span><text:span text:style-name="T5"><text:line-break/></text:span><text:span text:style-name="T5"> <text:s text:c="4"/>milky <text:s text:c="6"/>enix.dotcloud-1 <text:s text:c="3"/>1 <text:s/>4000 <text:s text:c="9"/>Running</text:span><text:span text:style-name="T5"><text:line-break/></text:span><text:span text:style-name="T5"> <text:s text:c="4"/>milky <text:s text:c="6"/>enix.dotcloud-2 <text:s text:c="3"/>1 <text:s/>1000 <text:s text:c="9"/>Running</text:span><text:span text:style-name="T5"><text:line-break/></text:span><text:span text:style-name="T5"> <text:s text:c="4"/>milky <text:s text:c="6"/>enix.dotcloud-3 <text:s text:c="3"/>1 <text:s/>1000 <text:s text:c="9"/>Running</text:span><text:span text:style-name="T5"><text:line-break/></text:span><text:span text:style-name="T5"> <text:s text:c="4"/>milky <text:s text:c="8"/>libe.back-dev <text:s text:c="3"/>2 <text:s/>7000 <text:s text:c="9"/>Running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What <text:line-break/>(more results)</text:p>
          </draw:text-box>
        </draw:frame>
        <draw:frame presentation:style-name="pr5" draw:text-style-name="P5" draw:layer="layout" svg:width="24cm" svg:height="13.61cm" svg:x="2.2cm" svg:y="6cm" presentation:class="outline" presentation:user-transformed="true">
          <draw:text-box>
            <text:p text:style-name="P4"><text:span text:style-name="T8">milky:~# </text:span><text:span text:style-name="T9">xenocontrol hoststats</text:span></text:p>
            <text:p text:style-name="P4"><text:span text:style-name="T8">…</text:span></text:p>
            <text:p text:style-name="P4"><text:span text:style-name="T8"><text:s text:c="2"/></text:span><text:span text:style-name="T8">name <text:s text:c="3"/>hvm <text:s text:c="2"/>enabled <text:s/>cpu <text:s text:c="2"/>cpu_usage memMB <text:s/>memfreeMB <text:s text:c="2"/>nr_vm <text:s text:c="4"/>disk_usage <text:s text:c="5"/>net_usage</text:span></text:p>
            <text:p text:style-name="P4"><text:span text:style-name="T8">andromed True <text:s text:c="5"/>True <text:s text:c="2"/>16 <text:s text:c="6"/>5.6 % 73718 <text:s text:c="5"/>62975 <text:s text:c="6"/>8 <text:s text:c="4"/>0 / <text:s text:c="2"/>209 KB <text:s text:c="4"/>1 / <text:s text:c="4"/>2 KB</text:span></text:p>
            <text:p text:style-name="P4"><text:span text:style-name="T8">medusa <text:s text:c="2"/>True <text:s text:c="5"/>True <text:s text:c="3"/>8 <text:s text:c="4"/>130.1 % 32766 <text:s text:c="6"/>1242 <text:s text:c="5"/>38 <text:s text:c="3"/>36 / <text:s/>2822 KB <text:s text:c="2"/>177 / <text:s/>1302 KB</text:span></text:p>
            <text:p text:style-name="P4"><text:span text:style-name="T8"><text:s/></text:span><text:span text:style-name="T8">milky <text:s text:c="2"/>True <text:s text:c="5"/>True <text:s text:c="2"/>16 <text:s text:c="6"/>9.0 % 73719 <text:s text:c="5"/>11066 <text:s text:c="5"/>23 <text:s text:c="2"/>236 / <text:s/>3030 KB <text:s text:c="2"/>186 / <text:s/>5919 KB</text:span></text:p>
            <text:p text:style-name="P4"><text:span text:style-name="T8">xenlab <text:s text:c="2"/>True <text:s text:c="5"/>True <text:s text:c="3"/>4 <text:s text:c="6"/>2.1 % <text:s/>8074 <text:s text:c="6"/>6841 <text:s text:c="6"/>2 <text:s text:c="3"/>91 / <text:s text:c="3"/>14 KB <text:s text:c="4"/>3 / <text:s text:c="3"/>75 KB</text:span></text:p>
            <text:p text:style-name="P4"><text:span text:style-name="T8">4 host responded (4 enabled, 0 busy) for a total of 44 corethread hosting 71 vm</text:span></text:p>
            <text:p text:style-name="P4"><text:span text:style-name="T8">CPU <text:s text:c="3"/>: 42.5 free on 44 ; Used at 3.34 %</text:span></text:p>
            <text:p text:style-name="P4"><text:span text:style-name="T8">Memory : 80.2G free on 183.9G ; Used at 56.38 %</text:span></text:p>
            <text:p text:style-name="P4"><text:span text:style-name="T8">Disks <text:s/>: 7.7T free on 17.5T ; Used at 55.88 %</text:span></text:p>
            <text:p text:style-name="P4"><text:span text:style-name="T10"/></text:p>
            <text:p text:style-name="P4"><text:span text:style-name="T11">milky:~# </text:span><text:span text:style-name="T12">xenocontrol hostlist</text:span></text:p>
            <text:p text:style-name="P4"><text:span text:style-name="T11">…</text:span></text:p>
            <text:p text:style-name="P4"><text:span text:style-name="T11"><text:s text:c="2"/></text:span><text:span text:style-name="T11">name <text:s text:c="3"/>hvm cpu <text:s/>memMB freeMB <text:s/>vm <text:s/>stor_freeGB xen_ver <text:s text:c="2"/>kernel_version <text:s text:c="6"/>cpu_model</text:span></text:p>
            <text:p text:style-name="P4"><text:span text:style-name="T11">andromed True <text:s/>16 <text:s/>73718 <text:s/>62975 <text:s text:c="2"/>8 <text:s text:c="8"/>3986 <text:s text:c="2"/>3.2 <text:s text:c="2"/>2.6.30.1-xen-amd64 Intel(R) Xeon(R) CPU E5520 <text:s/>@ 2.27GHz</text:span></text:p>
            <text:p text:style-name="P4"><text:span text:style-name="T11">medusa <text:s text:c="2"/>True <text:s text:c="2"/>8 <text:s/>32766 <text:s text:c="2"/>1242 <text:s/>38 <text:s text:c="8"/>1625 <text:s text:c="2"/>3.2 <text:s text:c="2"/>2.6.30.1-xen-amd64 Intel(R) Xeon(R) CPU E5405 <text:s/>@ 2.00GHz</text:span></text:p>
            <text:p text:style-name="P4"><text:span text:style-name="T11"><text:s/></text:span><text:span text:style-name="T11">milky <text:s text:c="2"/>True <text:s/>16 <text:s/>73719 <text:s/>11066 <text:s/>23 <text:s text:c="8"/>2110 <text:s text:c="2"/>3.2 <text:s text:c="2"/>2.6.30.1-xen-amd64 Intel(R) Xeon(R) CPU E5520 <text:s/>@ 2.27GHz</text:span></text:p>
            <text:p text:style-name="P4"><text:span text:style-name="T11">xenlab <text:s text:c="2"/>True <text:s text:c="2"/>4 <text:s text:c="2"/>8074 <text:s text:c="2"/>6841 <text:s text:c="2"/>2 <text:s text:c="9"/>179 <text:s text:c="2"/>4.0 <text:s text:c="2"/>2.6.32-5-xen-amd64 Intel(R) Xeon(R) CPU X3430 <text:s/>@ 2.40GHz</text:span></text:p>
            <text:p text:style-name="P4"><text:span text:style-name="T11">4 host responded (4 enabled, 0 busy) for a total of 44 corethread hosting 71 vm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What<text:line-break/>(easier management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All actions can use wildcards</text:p>
              </text:list-item>
              <text:list-item>
                <text:p>Need to do_something on a bunch of VM ?<text:line-break/># xenocontrol do_something *webfront*<text:line-break/># xenocontrol do_something host17/*sql*</text:p>
              </text:list-item>
              <text:list-item>
                <text:p>Various hooks everywhere</text:p>
                <text:list>
                  <text:list-item>
                    <text:p>Existing deployment tool was successfully integrated with Xeno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How <text:line-break/>(architecture decision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Single-file Python script </text:p>
                <text:list>
                  <text:list-item>
                    <text:p>Easy distribution even without packaging</text:p>
                  </text:list-item>
                  <text:list-item>
                    <text:p>Can upgrade code automatically</text:p>
                  </text:list-item>
                </text:list>
              </text:list-item>
              <text:list-item>
                <text:p>Communication : spread toolkit</text:p>
                <text:list>
                  <text:list-item>
                    <text:p>Reliable and efficient group communication</text:p>
                  </text:list-item>
                  <text:list-item>
                    <text:p>Setup is boring, but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How <text:line-break/>(live migration step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Prepare DRBD and remote LVM</text:p>
              </text:list-item>
              <text:list-item>
                <text:p>Magically switch block backend to DRBD</text:p>
              </text:list-item>
              <text:list-item>
                <text:p>Wait for DRBD to synchronize data</text:p>
              </text:list-item>
              <text:list-item>
                <text:p>Call “xm migrate”</text:p>
              </text:list-item>
              <text:list-item>
                <text:p>Magically switch block backend to LVM</text:p>
              </text:list-item>
              <text:list-item>
                <text:p>Tear down DRBD</text:p>
              </text:list-item>
              <text:list-item>
                <text:p>Tear down local LV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How <text:line-break/>(live migration step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header>
                <text:p/>
              </text:list-header>
            </text:list>
            <text:p/>
            <text:p/>
            <text:p text:style-name="P6">Watch the lovely drawings</text:p>
            <text:p text:style-name="P6">(in separate file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 <text:line-break/>(automations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No centralized master</text:p>
              </text:list-item>
              <text:list-item>
                <text:p>Each complex command is an “automation”<text:line-break/>(recipe made of simple tasks)</text:p>
              </text:list-item>
              <text:list-item>
                <text:p>Automation = high-availability parallel job, run on the whole cloud of dom0 nodes</text:p>
              </text:list-item>
              <text:list-item>
                <text:p>Automation is controlled by <text:span text:style-name="T3">initiator</text:span></text:p>
              </text:list-item>
              <text:list-item>
                <text:p><text:span text:style-name="T4">Automation can be resumed or aborted</text:span><text:span text:style-name="T4"><text:line-break/></text:span><text:span text:style-name="T4">(in case of error or cras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request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Automations can spawn workers<text:line-break/>(at least one, else no job is done)</text:p>
              </text:list-item>
              <text:list-item>
                <text:p>These workers will issue <text:span text:style-name="T3">requests</text:span></text:p>
              </text:list-item>
              <text:list-item>
                <text:p><text:span text:style-name="T4">Requests can be executed by other hosts</text:span></text:p>
              </text:list-item>
              <text:list-item>
                <text:p><text:span text:style-name="T4">Requests are stateless</text:span></text:p>
              </text:list-item>
              <text:list-item>
                <text:p><text:span text:style-name="T4">State is kept on all nodes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 <text:line-break/>(the magic)</text:p>
          </draw:text-box>
        </draw:frame>
        <draw:frame presentation:style-name="pr7" draw:layer="layout" svg:width="23cm" svg:height="15.092cm" svg:x="2.5cm" svg:y="6cm" presentation:class="outline" presentation:user-transformed="true">
          <draw:text-box>
            <text:p>How do we <text:span text:style-name="T3">magically </text:span><text:span text:style-name="T4">replace block devices ?</text:span></text:p>
            <text:list text:style-name="L2">
              <text:list-item>
                <text:p><text:span text:style-name="T4">“</text:span><text:span text:style-name="T4">xm pause” the VM</text:span></text:p>
              </text:list-item>
              <text:list-item>
                <text:p><text:span text:style-name="T4">Use dmsetup to remap blocks (LVM trick)</text:span></text:p>
              </text:list-item>
              <text:list-item>
                <text:p><text:span text:style-name="T4">“</text:span><text:span text:style-name="T4">xm unpause” the VM</text:span></text:p>
              </text:list-item>
            </text:list>
            <text:p><text:span text:style-name="T4">The dmsetup call is quick :</text:span></text:p>
            <text:list text:continue-numbering="true" text:style-name="L2">
              <text:list-item>
                <text:p><text:span text:style-name="T4">VM is not disturbed</text:span></text:p>
              </text:list-item>
              <text:list-item>
                <text:p><text:span text:style-name="T4">Unless running realtime tasks (VOIP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<text:span text:style-name="T4">Internals </text:span><text:span text:style-name="T4"><text:line-break/></text:span><text:span text:style-name="T4">(restrictions)</text:span>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<text:span text:style-name="T4">Works only for Linux dom0</text:span></text:p>
                <text:list>
                  <text:list-item>
                    <text:p><text:span text:style-name="T4">But domU can be anything</text:span></text:p>
                  </text:list-item>
                  <text:list-item>
                    <text:p><text:span text:style-name="T4">Won't work with Solaris or NetBSD dom0</text:span><text:span text:style-name="T4"><text:line-break/></text:span><text:span text:style-name="T4">(But there might be another way!)</text:span></text:p>
                  </text:list-item>
                </text:list>
              </text:list-item>
              <text:list-item>
                <text:p><text:span text:style-name="T4">Is not limited to DRBD and LVM</text:span></text:p>
                <text:list>
                  <text:list-item>
                    <text:p><text:span text:style-name="T4">Can work with iSCSI, AOE …</text:span></text:p>
                  </text:list-item>
                  <text:list-item>
                    <text:p><text:span text:style-name="T4">Should work with btrfs, glusterfs …</text:span></text:p>
                  </text:list-item>
                  <text:list-item>
                    <text:p><text:span text:style-name="T4">Requirement : dmset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<text:span text:style-name="T4">Internals </text:span><text:span text:style-name="T4"><text:line-break/></text:span><text:span text:style-name="T4">(black Python magic)</text:span>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<text:span text:style-name="T4">Automations are made of workers</text:span></text:p>
              </text:list-item>
              <text:list-item>
                <text:p><text:span text:style-name="T4">Workers contain only logic control</text:span></text:p>
              </text:list-item>
              <text:list-item>
                <text:p><text:span text:style-name="T4">They are implemented using </text:span><text:span text:style-name="T3">continuations</text:span></text:p>
              </text:list-item>
              <text:list-item>
                <text:p><text:span text:style-name="T4">Those </text:span><text:span text:style-name="T3">continuations</text:span><text:span text:style-name="T4"> are implemented using generators and special </text:span><text:span text:style-name="T3">yield</text:span><text:span text:style-name="T4"> syntax</text:span></text:p>
              </text:list-item>
              <text:list-item>
                <text:p><text:span text:style-name="T4">All real job is done by issuing </text:span><text:span text:style-name="T3">requests</text:span></text:p>
              </text:list-item>
              <text:list-item>
                <text:p><text:span text:style-name="T3">Requests</text:span><text:span text:style-name="T4"> can execute elsewhe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internals of internal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Each automaton = 1 spread group</text:p>
              </text:list-item>
              <text:list-item>
                <text:p>Each group = one master (initiator) elected</text:p>
              </text:list-item>
              <text:list-item>
                <text:p>Only the master will send data</text:p>
              </text:list-item>
              <text:list-item>
                <text:p>Other nodes will run the control logic,<text:line-break/>receive all data, but send nothing</text:p>
              </text:list-item>
              <text:list-item>
                <text:p>State is kept in sync on all nodes</text:p>
              </text:list-item>
              <text:list-item>
                <text:p>Allow for recovery in case of fail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black magic unveiled, part 1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<text:span text:style-name="T4">Engine code :</text:span><text:span text:style-name="T4"><text:line-break/></text:span><text:span text:style-name="T4">start_at_least_one_worker()</text:span></text:p>
              </text:list-item>
              <text:list-item>
                <text:p><text:span text:style-name="T4">Worker code :</text:span><text:span text:style-name="T4"><text:line-break/></text:span><text:span text:style-name="T4">… some control logic </text:span><text:span text:style-name="T4"><text:line-break/></text:span><text:span text:style-name="T4">… then need to do something</text:span><text:span text:style-name="T4"><text:line-break/></text:span><text:span text:style-name="T4">response = yield Request(requestparams)</text:span><text:span text:style-name="T4"><text:line-break/></text:span><text:span text:style-name="T4">… some more control logic </text:span><text:span text:style-name="T4"><text:line-break/></text:span><text:span text:style-name="T4">(hopefully using the respon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black magic unveiled, part 2)</text:p>
          </draw:text-box>
        </draw:frame>
        <draw:frame presentation:style-name="pr7" draw:layer="layout" svg:width="23cm" svg:height="15.092cm" svg:x="2.5cm" svg:y="6cm" presentation:class="outline" presentation:user-transformed="true">
          <draw:text-box>
            <text:list text:style-name="L2">
              <text:list-item>
                <text:p><text:span text:style-name="T4">Engine (pseudo-)code :</text:span><text:span text:style-name="T4"><text:line-break/></text:span><text:span text:style-name="T13"># For each worker...</text:span><text:span text:style-name="T13"><text:line-break/></text:span><text:span text:style-name="T13">request = worker.next() # first request</text:span><text:span text:style-name="T13"><text:line-break/></text:span><text:span text:style-name="T13">while not_finished:</text:span><text:span text:style-name="T13"><text:line-break/></text:span><text:span text:style-name="T13"> <text:s text:c="3"/># initiator is the only one to send</text:span><text:span text:style-name="T13"><text:line-break/></text:span><text:span text:style-name="T13"> <text:s text:c="3"/>if initiator:</text:span><text:span text:style-name="T13"><text:line-break/></text:span><text:span text:style-name="T13"> <text:s text:c="7"/>send_to_network(request)</text:span><text:span text:style-name="T13"><text:line-break/></text:span><text:span text:style-name="T13"> <text:s text:c="3"/># but everyone receives requests</text:span><text:span text:style-name="T13"><text:line-break/></text:span><text:span text:style-name="T13"> <text:s text:c="3"/># and their responses, to keep state</text:span><text:span text:style-name="T13"><text:line-break/></text:span><text:span text:style-name="T13"> <text:s text:c="3"/>response = read_from_network()</text:span><text:span text:style-name="T13"><text:line-break/></text:span><text:span text:style-name="T13"> <text:s text:c="3"/>request = worker.send(response)</text:span><text:span text:style-name="T13"><text:line-break/></text:span><text:span text:style-name="T13"># And multiple workers run in parallel :)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black magic by the book)</text:p>
          </draw:text-box>
        </draw:frame>
        <draw:frame presentation:style-name="pr7" draw:text-style-name="P7" draw:layer="layout" svg:width="23.5cm" svg:height="15.092cm" svg:x="2.5cm" svg:y="6cm" presentation:class="outline" presentation:user-transformed="true">
          <draw:text-box>
            <text:p><text:span text:style-name="T14">class DeployAutomation(AutomationProcessor):</text:span><text:span text:style-name="T14"><text:line-break/></text:span><text:span text:style-name="T14"> <text:s text:c="2"/>def s_init(self, args):</text:span><text:span text:style-name="T14"><text:line-break/></text:span><text:span text:style-name="T14"> <text:s text:c="5"/>vm_to_deploy = parse_opts(args)</text:span><text:span text:style-name="T14"><text:line-break/></text:span><text:span text:style-name="T14"> <text:s text:c="5"/>for vm in vm_to_deploy:</text:span><text:span text:style-name="T14"><text:line-break/></text:span><text:span text:style-name="T14"> <text:s text:c="8"/>possible_hosts = Request('can_host', vm, host='*')</text:span><text:span text:style-name="T14"><text:line-break/></text:span><text:span text:style-name="T14"> <text:s text:c="8"/>chosen_host = self.random.choice(possible_hosts)</text:span><text:span text:style-name="T14"><text:line-break/></text:span><text:span text:style-name="T14"> <text:s text:c="8"/>Request('set_busy', True, host=chosen_host)</text:span><text:span text:style-name="T14"><text:line-break/></text:span><text:span text:style-name="T14"> <text:s text:c="8"/>self.worker.add(self.s_deploy(vm, chosen_host))</text:span><text:span text:style-name="T14"><text:line-break/></text:span><text:span text:style-name="T14"> <text:s text:c="2"/>def s_deploy(self, vm, chosen_host):</text:span><text:span text:style-name="T14"><text:line-break/></text:span><text:span text:style-name="T14"> <text:s text:c="5"/>result = Request('install_vm', vm, host=chosen_host)</text:span><text:span text:style-name="T14"><text:line-break/></text:span><text:span text:style-name="T14"> <text:s text:c="5"/>if result != 'OK':</text:span><text:span text:style-name="T14"><text:line-break/></text:span><text:span text:style-name="T14"> <text:s text:c="8"/>Request('cleanup_vm', vm, host=chosen_host)</text:span><text:span text:style-name="T14"><text:line-break/></text:span><text:span text:style-name="T14"> <text:s text:c="5"/>else:</text:span><text:span text:style-name="T14"><text:line-break/></text:span><text:span text:style-name="T14"> <text:s text:c="8"/>Request('start_vm', vm, host=chosen_host)</text:span><text:span text:style-name="T14"><text:line-break/></text:span><text:span text:style-name="T14"> <text:s text:c="5"/>Request('set_busy', False, host=chosen_ho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Internals<text:line-break/>(limitations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Can't use random</text:p>
                <text:list>
                  <text:list-item>
                    <text:p>Initialize each worker with a common seed</text:p>
                  </text:list-item>
                  <text:list-item>
                    <text:p>So you can use Python's random after all</text:p>
                  </text:list-item>
                </text:list>
              </text:list-item>
              <text:list-item>
                <text:p>Can't interact with outer world (sockets...)</text:p>
                <text:list>
                  <text:list-item>
                    <text:p>Workers must delegate communication</text:p>
                  </text:list-item>
                  <text:list-item>
                    <text:p>State must be consistent :<text:line-break/>inform other nodes of what's happening<text:line-break/>… this is actually done automat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Roadmap <text:line-break/>(what we want to do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Code cleanup</text:p>
              </text:list-item>
              <text:list-item>
                <text:p>Allow VG with different names</text:p>
              </text:list-item>
              <text:list-item>
                <text:p>Allow multiple VG</text:p>
              </text:list-item>
              <text:list-item>
                <text:p>Implement migration from/to iSCSI</text:p>
              </text:list-item>
              <text:list-item>
                <text:p>Add external control web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Roadmap <text:line-break/>(what you can do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If you know kung-fu : new automations</text:p>
                <text:list>
                  <text:list-item>
                    <text:p>Support for AOE, iSCSI, glusterfs, btrfs …</text:p>
                  </text:list-item>
                  <text:list-item>
                    <text:p>Integration with SAN management</text:p>
                  </text:list-item>
                </text:list>
              </text:list-item>
              <text:list-item>
                <text:p>If you know Python : better output format</text:p>
                <text:list>
                  <text:list-item>
                    <text:p>Add proper tabular/XML/JSON output</text:p>
                  </text:list-item>
                </text:list>
              </text:list-item>
              <text:list-item>
                <text:p>If you know english : better messages</text:p>
                <text:list>
                  <text:list-item>
                    <text:p>Right now everything is in frengr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473cm" svg:x="2.301cm" svg:y="2.011cm" presentation:class="title" presentation:user-transformed="true">
          <draw:text-box>
            <text:p>Roadmap<text:line-break/>(cool stuff we dream about)</text:p>
          </draw:text-box>
        </draw:frame>
        <draw:frame presentation:style-name="pr7" draw:layer="layout" svg:width="23cm" svg:height="15.092cm" svg:x="2.5cm" svg:y="6cm" presentation:class="outline">
          <draw:text-box>
            <text:list text:style-name="L2">
              <text:list-item>
                <text:p>Integration with ovirt</text:p>
                <text:list>
                  <text:list-item>
                    <text:p>So you can get all the cool ovirt tools</text:p>
                  </text:list-item>
                </text:list>
              </text:list-item>
              <text:list-item>
                <text:p>KVM / OpenVZ support</text:p>
                <text:list>
                  <text:list-item>
                    <text:p>Because Xen sometimes sucks</text:p>
                  </text:list-item>
                  <text:list-item>
                    <text:p>And because KVM and OpenVZ are great</text:p>
                  </text:list-item>
                </text:list>
              </text:list-item>
              <text:list-item>
                <text:p>Replace spread with some AMQP flavour</text:p>
                <text:list>
                  <text:list-item>
                    <text:p>Spread has rough edges, but gracefully handles every nuke we throw a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keyboard" presentation:presentation-page-layout-name="AL2T1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Conclusion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Useful tool, used internally by two really different user profiles</text:p>
              </text:list-item>
              <text:list-item>
                <text:p>Neat architecture <text:line-break/>(or at least, that's what we think)</text:p>
              </text:list-item>
              <text:list-item>
                <text:p>Needs a great amount of cleanup, doc …</text:p>
              </text:list-item>
              <text:list-item>
                <text:p>You can also see XenoControl as a P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keyboard" presentation:presentation-page-layout-name="AL1T0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Questions ?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p/>
          </draw:text-box>
        </draw:frame>
        <draw:frame presentation:style-name="pr8" draw:layer="layout" svg:width="23cm" svg:height="13.861cm" svg:x="2.5cm" svg:y="6cm" presentation:class="subtitle">
          <draw:text-box>
            <text:p><text:a xlink:href="http://xenocontrol.enix.org/">http://xenocontrol.enix.org/</text:a></text:p>
            <text:p/>
            <text:p><text:a xlink:href="http://www.enix.fr/">http://www.enix.fr/</text:a></text:p>
            <text:p><text:a xlink:href="mailto:jp@enix.fr">jp@enix.fr</text:a></text:p>
            <text:p/>
            <text:p><text:a xlink:href="http://www.smartjog.com/">http://www.smartjog.com/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7T20:09:09</meta:creation-date>
    <meta:editing-duration>PT33H23M32S</meta:editing-duration>
    <meta:editing-cycles>50</meta:editing-cycles>
    <dc:date>2010-07-09T13:01:35</dc:date>
    <meta:generator>OpenOffice.org/3.0$Linux OpenOffice.org_project/300m15$Build-9379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